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7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8.5pt" fo:font-style="italic" fo:text-shadow="none" style:font-name-asian="Segoe UI1" style:font-size-asian="8.5pt" style:font-style-asian="italic" style:font-name-complex="Segoe UI1" style:font-size-complex="8.5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OLY GOSPEL</text:span></text:p>
            <text:p text:style-name="P1"><text:span text:style-name="T2">Mark 3:20–3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6" draw:layer="layout" svg:width="25.146cm" svg:height="7.766cm" svg:x="1.524cm" svg:y="0.762cm">
          <draw:text-box>
            <text:p text:style-name="P4"><text:span text:style-name="T3">20</text:span><text:span text:style-name="T4">Then [Jesus] went home, and the crowd gathered again, so that they could not even eat. </text:span></text:p>
            <text:p text:style-name="P5"><text:span text:style-name="T3">21</text:span><text:span text:style-name="T4">And when his family heard it, they went out to seize him, for they were saying, “He is out of his min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6" draw:layer="layout" svg:width="25.654cm" svg:height="6.475cm" svg:x="1.27cm" svg:y="0.891cm">
          <draw:text-box>
            <text:p text:style-name="P4"><text:span text:style-name="T3">22</text:span><text:span text:style-name="T4">And the scribes who came down from Jerusalem were saying, “He is possessed by Beelzebul,” and “by the prince of demons he casts out the demon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6" draw:layer="layout" svg:width="24.892cm" svg:height="3.427cm" svg:x="1.524cm" svg:y="0.891cm">
          <draw:text-box>
            <text:p text:style-name="P4"><text:span text:style-name="T3">23</text:span><text:span text:style-name="T4">And he called them to him and said to them in parables, “How can Satan cast out Satan?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6" draw:layer="layout" svg:width="24.336cm" svg:height="6.263cm" svg:x="1.826cm" svg:y="0.943cm">
          <draw:text-box>
            <text:p text:style-name="P4"><text:span text:style-name="T3">24</text:span><text:span text:style-name="T4">If a kingdom is divided against itself, that kingdom cannot stand. </text:span><text:span text:style-name="T3">25</text:span><text:span text:style-name="T4">And if a house is divided against itself, that house will not be able to st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7" draw:text-style-name="P6" draw:layer="layout" svg:width="24.336cm" svg:height="5.153cm" svg:x="1.826cm" svg:y="0.943cm">
          <draw:text-box>
            <text:p text:style-name="P4"><text:span text:style-name="T3">26</text:span><text:span text:style-name="T4">And if Satan has risen up against himself and is divided, he cannot stand, but is coming to an e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 presentation:presentation-page-layout-name="AL1T0">
        <draw:frame draw:style-name="gr6" draw:text-style-name="P7" draw:layer="layout" svg:width="24.384cm" svg:height="6.263cm" svg:x="1.778cm" svg:y="0.912cm">
          <draw:text-box>
            <text:p text:style-name="P5"><text:span text:style-name="T3">27</text:span><text:span text:style-name="T4">But no one can enter a strong man’s house and plunder his goods, unless he first binds the strong man. Then indeed he may plunder his ho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Hymn_25_20template" presentation:presentation-page-layout-name="AL1T0">
        <draw:frame draw:style-name="gr8" draw:text-style-name="P7" draw:layer="layout" svg:width="24.384cm" svg:height="10.772cm" svg:x="1.778cm" svg:y="0.912cm">
          <draw:text-box>
            <text:p text:style-name="P5"><text:span text:style-name="T3">28</text:span><text:span text:style-name="T4">“Truly, I say to you, all sins will be forgiven the children of man, and whatever blasphemies they utter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Hymn_25_20template" presentation:presentation-page-layout-name="AL1T0">
        <draw:frame draw:style-name="gr6" draw:text-style-name="P7" draw:layer="layout" svg:width="24.892cm" svg:height="6.263cm" svg:x="1.524cm" svg:y="0.849cm">
          <draw:text-box>
            <text:p text:style-name="P5"><text:span text:style-name="T3">29</text:span><text:span text:style-name="T4">but whoever blasphemes against the Holy Spirit never has forgiveness, but is guilty of an eternal sin”— </text:span><text:span text:style-name="T3">30</text:span><text:span text:style-name="T4">for they had said, “He has an unclean spiri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Hymn_25_20template" presentation:presentation-page-layout-name="AL1T0">
        <draw:frame draw:style-name="gr3" draw:text-style-name="P7" draw:layer="layout" svg:width="25.146cm" svg:height="7.766cm" svg:x="1.524cm" svg:y="0.762cm">
          <draw:text-box>
            <text:p text:style-name="P5"><text:span text:style-name="T3">31</text:span><text:span text:style-name="T4">And his mother and his brothers came, and standing outside</text:span><text:span text:style-name="T5"> they sent to him and called him. </text:span><text:span text:style-name="T6">32</text:span><text:span text:style-name="T5">And a crowd was sitting around him, and they said to him, “Your mother and your brothers are outside, seeking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9" draw:master-page-name="Hymn_25_20template" presentation:presentation-page-layout-name="AL1T0">
        <draw:frame draw:style-name="gr9" draw:text-style-name="P8" draw:layer="layout" svg:width="24.892cm" svg:height="6.826cm" svg:x="1.621cm" svg:y="0.794cm">
          <draw:text-box>
            <text:p text:style-name="P5"><text:span text:style-name="T6">33</text:span><text:span text:style-name="T5">And he answered them, “Who are my mother and my brothers?” </text:span><text:span text:style-name="T6">34</text:span><text:span text:style-name="T5">And looking about at those who sat around him, he said, “Here are my mother and my brother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9" draw:master-page-name="Hymn_25_20template" presentation:presentation-page-layout-name="AL1T0">
        <draw:frame draw:style-name="gr10" draw:text-style-name="P8" draw:layer="layout" svg:width="24.892cm" svg:height="3.524cm" svg:x="1.621cm" svg:y="1.048cm">
          <draw:text-box>
            <text:p text:style-name="P5"><text:span text:style-name="T6">35</text:span><text:span text:style-name="T5">Whoever does the will of God, he is my brother and sister and mother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2:59:57.287000000</meta:creation-date>
    <dc:title>Hymn template</dc:title>
    <meta:editing-duration>PT26M22S</meta:editing-duration>
    <meta:editing-cycles>8</meta:editing-cycles>
    <meta:generator>LibreOffice/6.0.1.1$Windows_X86_64 LibreOffice_project/60bfb1526849283ce2491346ed2aa51c465abfe6</meta:generator>
    <meta:initial-creator>Arthur Hoch</meta:initial-creator>
    <dc:date>2018-06-07T14:47:55.395000000</dc:date>
    <meta:document-statistic meta:object-count="57"/>
    <meta:template xlink:type="simple" xlink:actuate="onRequest" xlink:title="Hymn template" xlink:href="../../AppData/Roaming/LibreOffice/4/user/template/Worship%20Templsates/Hymn%20template.otp" meta:date="2015-06-02T12:59:57.017000000"/>
  </office:meta>
</office:document-meta>
</file>